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0bbb" officeooo:paragraph-rsid="00120b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conomie Sociale et Solidaire : ELS-TOGO initie une soixantaine d’artisans de la préfecture de Zio à la structuration des coopératives ESS</text:p>
      <text:p text:style-name="P1"/>
      <text:p text:style-name="P1">Dans le cadre de la promotion de l’Économie Sociale et Solidaire (ESS) au</text:p>
      <text:p text:style-name="P1">Togo, l’association Éducation Loisirs Santé (ELS-TOGO) a tenu ce mercredi 24</text:p>
      <text:p text:style-name="P1">septembre 2025 une importante rencontre d’échanges avec une soixantaine de</text:p>
      <text:p text:style-name="P1">responsables de corps de métiers de la préfecture de Zio. Cette initiative s’inscrit</text:p>
      <text:p text:style-name="P1">dans une dynamique de structuration des artisans en Réseaux Locaux de</text:p>
      <text:p text:style-name="P1">l’Économie Sociale et Solidaire (RELESS).</text:p>
      <text:p text:style-name="P1"/>
      <text:p text:style-name="P1">La rencontre s’est tenue dans les locaux de la Chambre préfectorale des métiers de Zio, avec la participation de plusieurs corps de métiers, notamment : coiffure, couture, sérigraphie, cordonnerie, photographie, électronique, audiovisuel, boulangerie, transformation, tissage, esthétique, vannerie, plomberie et maçonnerie. L’objectif de cette rencontre était clair : sensibiliser et engager les artisans dans une dynamique collective, en leur fournissant les outils pour structurer leurs corporation en coopératives ESS, lesquelles seront ensuite fédérées en RELESS au niveau communal, préfectoral et régional. Représentée par son Directeur Exécutif, M. AZANLI Koffi Djifa, et son Chargé de projets et programmes, M. TATE Yawo Akponi, l’association ELS-TOGO a présenté les fondamentaux de l’ESS, son cadre de fonctionnement et les opportunités qu’elle offre pour un développement local durable, inclusif et solidaire. Dans son intervention, M. AZANLI Koffi Djifa a rappelé les principes fondamentaux de l’ESS : <text:span text:style-name="Emphasis">« L’Économie Sociale et Solidaire désigne un ensemble d’activités économiques exercées par des organisations dont le fonctionnement repose sur la solidarité, la coopération, l’équité, une gouvernance démocratique et l’utilité sociale. Elle constitue une alternative au modèle économique classique en plaçant l’humain, le lien social et le territoire au cœur du développement. »</text:span> Il a insisté sur l’importance de structurer les corps de métiers en coopératives, afin de permettre l’identification des besoins spécifiques des artisans, la formulation de projets ciblés, ainsi que l’accès à des financements. « Vous bénéficierez également de formations en ligne comme en présentiel pour mieux comprendre les mécanismes de l’ESS et êtrecapables de partager ces connaissances au sein de vos réseaux », a-t-il ajouté. De son côté, M. TATE Yawo Akponi, chargé de projet à ELS-TOGO, a abordé la dimension citoyenne de l’engagement dans l’ESS, notamment à travers le concept de "citoyenneté bâtisseuse". Il a également informé les participants des préparatifs en cours pour la 2e édition du Forum Africain de l’Économie Sociale et Solidaire (FORA’ESS), prévue du 20 au 24 janvier 2026 à Brazzaville en République du Congo. En ouverture de la rencontre, M. GADEDJISSO Kossi, Secrétaire Général de la Chambre préfectorale des métiers de Zio, a salué l’initiative d’ELS-TOGO. « Nos invités sont venus pour nous parler d’une nouvelle vision de l’économie. Je vous invite à écouter avec attention, à poser des questions pertinentes et surtout à transmettre ces informations à vos membres », a-t-il encouragé. La suite de ce processus consistera en des rencontres décentralisées avec les membres des différents corps de métiers dans les chefs-lieux des communes de la préfecture de Zio. Ces échanges aboutiront à la création officielle de coopératives ESS locales et des RELESS, posant ainsi les bases d’un écosystème ESS structuré et durable dans la rég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20:58:37.502691981</meta:creation-date>
    <dc:date>2025-09-27T21:00:59.379810833</dc:date>
    <meta:editing-duration>PT2M22S</meta:editing-duration>
    <meta:editing-cycles>1</meta:editing-cycles>
    <meta:document-statistic meta:table-count="0" meta:image-count="0" meta:object-count="0" meta:page-count="1" meta:paragraph-count="8" meta:word-count="520" meta:character-count="3509" meta:non-whitespace-character-count="2997"/>
    <meta:generator>LibreOffice/7.3.7.2$Linux_X86_64 LibreOffice_project/30$Build-2</meta:generator>
  </office:meta>
</office:document-meta>
</file>